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" svg:font-family="'Lucida Grande', 'Lucida Sans Unicode', 'Segoe UI', Helvetica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style:font-name="Liberation Serif" fo:font-size="14pt" fo:font-weight="normal" officeooo:rsid="0040f9ca" officeooo:paragraph-rsid="0040f9ca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iberation Serif" fo:font-size="14pt" fo:font-weight="normal" officeooo:rsid="0041fe02" officeooo:paragraph-rsid="0041fe02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iberation Serif" fo:font-size="14pt" fo:font-weight="normal" officeooo:rsid="0041fe02" officeooo:paragraph-rsid="00425fc2" style:font-size-asian="14pt" style:font-weight-asian="normal" style:font-size-complex="14pt" style:font-weight-complex="normal"/>
    </style:style>
    <style:style style:name="P6" style:family="paragraph" style:parent-style-name="Standard">
      <style:text-properties officeooo:paragraph-rsid="0047f63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9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10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officeooo:rsid="00425fc2"/>
    </style:style>
    <style:style style:name="T5" style:family="text">
      <style:text-properties officeooo:rsid="0046fbc1"/>
    </style:style>
    <style:style style:name="T6" style:family="text">
      <style:text-properties style:font-name="Liberation Serif" fo:font-size="14pt" fo:font-weight="normal" officeooo:rsid="00477d7f" style:font-size-asian="14pt" style:font-weight-asian="normal" style:font-size-complex="14pt" style:font-weight-complex="normal"/>
    </style:style>
    <style:style style:name="T7" style:family="text">
      <style:text-properties style:font-name="Liberation Serif" fo:font-size="14pt" style:font-size-asian="14pt" style:font-size-complex="14pt"/>
    </style:style>
    <style:style style:name="T8" style:family="text">
      <style:text-properties fo:font-variant="normal" fo:text-transform="none" fo:color="#333333" style:font-name="Lucida Grande" fo:font-size="9pt" fo:letter-spacing="normal" fo:font-style="normal"/>
    </style:style>
    <style:style style:name="T9" style:family="text">
      <style:text-properties fo:font-variant="normal" fo:text-transform="none" fo:color="#333333" style:font-name="Liberation Serif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333333" fo:font-size="9pt" fo:letter-spacing="normal" fo:font-style="normal"/>
    </style:style>
    <style:style style:name="T11" style:family="text">
      <style:text-properties fo:font-variant="normal" fo:text-transform="none" fo:color="#333333" fo:letter-spacing="normal" fo:font-style="normal"/>
    </style:style>
    <style:style style:name="T12" style:family="text">
      <style:text-properties fo:font-variant="normal" fo:text-transform="none" fo:color="#333333" fo:letter-spacing="normal" fo:font-style="normal" officeooo:rsid="0049c0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453_413504702"/><text:span text:style-name="T5">99 Manual Update</text:span> History<text:bookmark-end text:name="__RefHeading___Toc453_413504702"/></text:h>
          </table:table-cell>
        </table:table-row>
      </table:table>
      <text:p text:style-name="P8"/>
      <text:p text:style-name="P8"><text:span text:style-name="T11">06.03.2019  - Added chapter </text:span><text:span text:style-name="T12">17 + </text:span><text:span text:style-name="T11">36</text:span></text:p>
      <text:p text:style-name="P6"><text:span text:style-name="T6">04.03.2019 - </text:span><text:span text:style-name="T9">Added chapter 95 + 96 + 1</text:span><text:span text:style-name="T7"> </text:span><text:span text:style-name="T6"><text:line-break/>04.03.2019 - changed the internal chapter numbering.</text:span></text:p>
      <text:p text:style-name="P5"><text:span text:style-name="T4">03.03</text:span>.2019 - Updated chapter 20 Bforartists History.</text:p>
      <text:p text:style-name="P4">08.02.2019 - Updated chapter 20 Bforartists History.</text:p>
      <text:p text:style-name="P3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Grande" svg:font-family="'Lucida Grande', 'Lucida Sans Unicode', 'Segoe UI', Helvetica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99 Manual Update History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18M33S</meta:editing-duration>
    <meta:editing-cycles>50</meta:editing-cycles>
    <meta:generator>LibreOffice/6.1.4.2$Windows_X86_64 LibreOffice_project/9d0f32d1f0b509096fd65e0d4bec26ddd1938fd3</meta:generator>
    <dc:date>2019-03-06T09:05:16.324000000</dc:date>
    <meta:document-statistic meta:table-count="1" meta:image-count="0" meta:object-count="0" meta:page-count="1" meta:paragraph-count="8" meta:word-count="65" meta:character-count="406" meta:non-whitespace-character-count="347"/>
    <meta:template xlink:type="simple" xlink:actuate="onRequest" xlink:title="standard1cm" xlink:href="../../../../AppData/Roaming/LibreOffice/4/user/template/standard1cm.ott" meta:date="2016-03-28T18:47:57.125000000"/>
  </office:meta>
</office:document-meta>
</file>